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805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805b" officeooo:paragraph-rsid="0017805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0a8" officeooo:paragraph-rsid="0017c0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fb28" officeooo:paragraph-rsid="0018fb2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0776" officeooo:paragraph-rsid="0018fb2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0776" officeooo:paragraph-rsid="001a0776" style:font-size-asian="10.5pt" style:font-weight-asian="normal" style:font-size-complex="12pt" style:font-weight-complex="normal"/>
    </style:style>
    <style:style style:name="T1" style:family="text">
      <style:text-properties officeooo:rsid="001a07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es de tests ATSAMC21J18A :</text:p>
      <text:p text:style-name="P1"/>
      <text:p text:style-name="P2"/>
      <text:p text:style-name="P2">TEST 1 : Allumage d’une LED en continu <text:span text:style-name="T1">(output constant)</text:span></text:p>
      <text:p text:style-name="P2"/>
      <text:p text:style-name="P2"/>
      <text:p text:style-name="P2"/>
      <text:p text:style-name="P2">TEST 2 : Allumage d’une LED avec appui sur un bouton <text:span text:style-name="T1">(action après appui sur un bouton)</text:span></text:p>
      <text:p text:style-name="P2"/>
      <text:p text:style-name="P2"/>
      <text:p text:style-name="P3">TEST 3 : Enregistrement d’une entrée analogique de <text:span text:style-name="T1">potentiomètre</text:span> <text:span text:style-name="T1">pour allumage de LED (BPS test)</text:span></text:p>
      <text:p text:style-name="P6">Allumage d’une LED à partir d’un seuil du potentiomètre</text:p>
      <text:p text:style-name="P3"/>
      <text:p text:style-name="P3"/>
      <text:p text:style-name="P6">TEST : Déterminer le taux de charge de la batterie LV à partir d’une table de conversion</text:p>
      <text:p text:style-name="P6"/>
      <text:p text:style-name="P6"/>
      <text:p text:style-name="P4">TEST 4 : <text:span text:style-name="T1">Faire clignoter une LED à une fréquence de 1Hz (gestion des délais)</text:span></text:p>
      <text:p text:style-name="P4"/>
      <text:p text:style-name="P5"/>
      <text:p text:style-name="P6">TEST 5 : Faire un bouton ON/OFF de LED comprenant des inputs durant au moins 1 seconde</text:p>
      <text:p text:style-name="P6">L’allumage/extinction de la LED devra se réaliser seulement si le bouton est appuyé pendant une durée supérieur ou égale à 1s. L’opération inverse ne pourra pas être réalisée tant que le bouton n’a pas été relâché.</text:p>
      <text:p text:style-name="P4"/>
      <text:p text:style-name="P6">TEST 6 : Allumer une LED en cas de différence supérieure à 10 % entre deux entrées potentiométriques</text:p>
      <text:p text:style-name="P6">Calibrer les entrées potentiométriques pour normaliser les valeurs d’entrées, puis réaliser le test logique pour déterminer l’écart relatif des valeurs.</text:p>
      <text:p text:style-name="P6"/>
      <text:p text:style-name="P6">TEST : Compter un nombre d’appuis sur un bouton par seconde</text:p>
      <text:p text:style-name="P6"/>
      <text:p text:style-name="P6">TEST 7 : Enregistrer une donnée potentiométrique dans une carte microSD par SPI</text:p>
      <text:p text:style-name="P6"/>
      <text:p text:style-name="P6"/>
      <text:p text:style-name="P6">TEST 8 : Simuler un démarrage du véhicule</text:p>
      <text:p text:style-name="P6"/>
      <text:p text:style-name="P6"/>
      <text:p text:style-name="P6">TEST 9 : Réception d’un message CAN ordonnant l’allumage d’une LED</text:p>
      <text:p text:style-name="P6"/>
      <text:p text:style-name="P6"/>
      <text:p text:style-name="P6">TEST 10 : Transmission de messages CAN d’une longueur de trame fixe</text:p>
      <text:p text:style-name="P6"/>
      <text:p text:style-name="P6"/>
      <text:p text:style-name="P6">TEST 11 : Transmission des informations relatives à l’affichage du tdb à la Teensy en CAN</text:p>
      <text:p text:style-name="P6">Transmission par CAN des vitesses de roues, de la SoC LV et HV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1:22:25.865000000</meta:creation-date>
    <dc:date>2024-06-12T16:44:21.985000000</dc:date>
    <meta:editing-duration>PT5H21M55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8" meta:word-count="263" meta:character-count="1507" meta:non-whitespace-character-count="1262"/>
  </office:meta>
</office:document-meta>
</file>